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fo:font-style="italic" officeooo:rsid="000b186b" officeooo:paragraph-rsid="000baa07" style:font-size-asian="12pt" style:font-style-asian="italic" style:font-size-complex="12pt" style:font-style-complex="italic"/>
    </style:style>
    <style:style style:name="P2" style:family="paragraph" style:parent-style-name="Preformatted_20_Text">
      <style:text-properties style:font-name="Liberation Serif" fo:font-size="12pt" fo:font-style="italic" officeooo:rsid="000b186b" officeooo:paragraph-rsid="000c683f" style:font-size-asian="12pt" style:font-style-asian="italic" style:font-size-complex="12pt" style:font-style-complex="italic"/>
    </style:style>
    <style:style style:name="P3" style:family="paragraph" style:parent-style-name="Preformatted_20_Text">
      <style:text-properties style:font-name="Liberation Serif" fo:font-size="12pt" fo:font-style="italic" fo:font-weight="bold" officeooo:rsid="000c683f" officeooo:paragraph-rsid="000c683f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Preformatted_20_Text">
      <style:text-properties style:font-name="Liberation Serif" fo:font-size="12pt" fo:font-style="normal" officeooo:rsid="000c683f" officeooo:paragraph-rsid="000c683f" style:font-size-asian="12pt" style:font-style-asian="normal" style:font-size-complex="12pt" style:font-style-complex="normal"/>
    </style:style>
    <style:style style:name="P5" style:family="paragraph" style:parent-style-name="Preformatted_20_Text">
      <style:text-properties style:text-line-through-style="none" style:text-line-through-type="none" style:font-name="Liberation Serif" fo:font-size="12pt" fo:font-style="italic" style:text-underline-style="solid" style:text-underline-width="auto" style:text-underline-color="font-color" fo:font-weight="bold" officeooo:rsid="000c683f" officeooo:paragraph-rsid="000c683f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Preformatted_20_Text">
      <style:text-properties style:text-line-through-style="none" style:text-line-through-type="none" style:font-name="Liberation Serif" fo:font-size="12pt" fo:font-style="italic" style:text-underline-style="none" fo:font-weight="normal" officeooo:rsid="000c683f" officeooo:paragraph-rsid="000c683f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officeooo:rsid="000b186b" officeooo:paragraph-rsid="000b186b"/>
    </style:style>
    <style:style style:name="P8" style:family="paragraph" style:parent-style-name="Standard">
      <style:text-properties fo:font-weight="bold" officeooo:rsid="000baa07" officeooo:paragraph-rsid="000baa07" style:font-weight-asian="bold" style:font-weight-complex="bold"/>
    </style:style>
    <style:style style:name="P9" style:family="paragraph" style:parent-style-name="Standard">
      <style:text-properties fo:font-style="italic" officeooo:rsid="000b186b" officeooo:paragraph-rsid="000baa07" style:font-style-asian="italic" style:font-style-complex="italic"/>
    </style:style>
    <style:style style:name="P10" style:family="paragraph" style:parent-style-name="Standard">
      <style:text-properties fo:font-style="italic" fo:font-weight="bold" officeooo:rsid="000b186b" officeooo:paragraph-rsid="000b186b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bold" officeooo:rsid="000b186b" officeooo:paragraph-rsid="000b186b" style:font-size-asian="13pt" style:font-weight-asian="bold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aa0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baa07" style:font-style-asian="normal" style:font-style-complex="normal"/>
    </style:style>
    <style:style style:name="T5" style:family="text">
      <style:text-properties fo:font-style="normal" officeooo:rsid="000c683f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baa07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baa07"/>
    </style:style>
    <style:style style:name="T10" style:family="text">
      <style:text-properties officeooo:rsid="000c68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nuel LXC – </text:p>
      <text:p text:style-name="P7"/>
      <text:p text:style-name="P8">Toutes les commandes exécutées sont effectuées en root (super-utilisateur).</text:p>
      <text:p text:style-name="P7"/>
      <text:p text:style-name="P11">Créer un container</text:p>
      <text:p text:style-name="P10"/>
      <text:p text:style-name="P7"><text:span text:style-name="T1"><text:tab/></text:span><text:span text:style-name="T2">#</text:span><text:span text:style-name="T1">lxc-create -t download -n n</text:span><text:span text:style-name="T2">ame</text:span><text:span text:style-name="T1"> </text:span><text:span text:style-name="T3">:</text:span><text:span text:style-name="T1"> </text:span><text:span text:style-name="T3">cr</text:span><text:span text:style-name="T5">éer</text:span><text:span text:style-name="T3"> un container de nom </text:span><text:span text:style-name="T2">name</text:span><text:span text:style-name="T3"> en </text:span><text:span text:style-name="T6">proposant la liste des images d’OS possibles </text:span><text:span text:style-name="T7">à télécharger</text:span><text:span text:style-name="T6">. </text:span></text:p>
      <text:p text:style-name="P7"><text:span text:style-name="T6"/></text:p>
      <text:p text:style-name="P9"><text:tab/><text:span text:style-name="T9">#</text:span>lxc-create -<text:span text:style-name="T9">t download -n name -d debian -r jessie -a i386 </text:span><text:span text:style-name="T4">:</text:span><text:span text:style-name="T9"> </text:span><text:span text:style-name="T4">cr</text:span><text:span text:style-name="T5">éer</text:span><text:span text:style-name="T4"> un container de nom </text:span><text:span text:style-name="T9">name</text:span><text:span text:style-name="T4"> en téléchargeant une image de distribution </text:span><text:span text:style-name="T9">debian</text:span><text:span text:style-name="T4"> </text:span><text:span text:style-name="T5">de </text:span><text:span text:style-name="T4">release </text:span><text:span text:style-name="T9">jessie</text:span><text:span text:style-name="T4"> et </text:span><text:span text:style-name="T5">d’</text:span><text:span text:style-name="T4">architecture </text:span><text:span text:style-name="T9">i386</text:span><text:span text:style-name="T4"> (32 bits).</text:span></text:p>
      <text:p text:style-name="P2"><text:span text:style-name="T4"><text:tab/></text:span></text:p>
      <text:p text:style-name="P3"><text:span text:style-name="T3">Important : créer un container d’architecture 64 bits sur un host 32 bits ne fonctionne pas.</text:span> </text:p>
      <text:p text:style-name="P3"/>
      <text:p text:style-name="P3"><text:tab/><text:span text:style-name="T8">#lxc-ls </text:span><text:span text:style-name="T6">:</text:span><text:span text:style-name="T8"> </text:span><text:span text:style-name="T6">obtenir la liste des containers créés </text:span><text:span text:style-name="T8">–fancy</text:span><text:span text:style-name="T6"> pour une liste plus détaillée.</text:span></text:p>
      <text:p text:style-name="P3"><text:span text:style-name="T6"><text:tab/></text:span></text:p>
      <text:p text:style-name="P5"><text:span text:style-name="T3">Démarrer un container</text:span></text:p>
      <text:p text:style-name="P6"><text:span text:style-name="T3"/></text:p>
      <text:p text:style-name="P6"><text:tab/>#lxc-start -n name <text:s/>-d <text:span text:style-name="T3">démarrer le container de nom </text:span>name <text:span text:style-name="T3">en daemon (</text:span>-d<text:span text:style-name="T3">).</text:span></text:p>
      <text:p text:style-name="P4"><text:tab/></text:p>
      <text:p text:style-name="P1"/>
      <text:p text:style-name="P1"/>
      <text:p text:style-name="P9"><text:span text:style-name="T4"/></text:p>
      <text:p text:style-name="P9"><text:span text:style-name="T4"/></text:p>
      <text:p text:style-name="P9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2:13:28.501883649</meta:creation-date>
    <meta:editing-duration>PT1M36S</meta:editing-duration>
    <meta:editing-cycles>2</meta:editing-cycles>
    <meta:generator>LibreOffice/5.1.4.2$Linux_X86_64 LibreOffice_project/10m0$Build-2</meta:generator>
    <dc:date>2016-09-30T12:49:44.575643619</dc:date>
    <meta:document-statistic meta:table-count="0" meta:image-count="0" meta:object-count="0" meta:page-count="1" meta:paragraph-count="13" meta:word-count="115" meta:character-count="707" meta:non-whitespace-character-count="588"/>
  </office:meta>
</office:document-meta>
</file>